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bria" svg:font-family="Calabria"/>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style:font-name="Calabria" fo:font-size="16pt" officeooo:rsid="000ca9c0" officeooo:paragraph-rsid="000ca9c0" style:font-size-asian="16pt" style:font-size-complex="16pt"/>
    </style:style>
    <style:style style:name="P2" style:family="paragraph" style:parent-style-name="Heading_20_2">
      <style:text-properties style:font-name="Calabria" fo:font-size="16pt" officeooo:paragraph-rsid="000ca9c0" style:font-size-asian="16pt" style:font-size-complex="16pt"/>
    </style:style>
    <style:style style:name="P3" style:family="paragraph" style:parent-style-name="Heading_20_2">
      <style:text-properties style:font-name="Calabria" fo:font-size="14pt" style:font-size-asian="14pt" style:font-size-complex="14pt"/>
    </style:style>
    <style:style style:name="P4" style:family="paragraph" style:parent-style-name="Heading_20_2">
      <style:paragraph-properties fo:margin-left="0cm" fo:margin-right="0cm" fo:text-indent="0cm" style:auto-text-indent="false" fo:padding="0cm" fo:border="none"/>
      <style:text-properties style:font-name="Calabria" fo:font-size="14pt" style:font-size-asian="14pt" style:font-size-complex="14pt"/>
    </style:style>
    <style:style style:name="P5" style:family="paragraph" style:parent-style-name="Heading_20_2">
      <style:text-properties style:font-name="Calabria" fo:font-size="14pt" officeooo:paragraph-rsid="000ca9c0" style:font-size-asian="14pt" style:font-size-complex="14pt"/>
    </style:style>
    <style:style style:name="P6" style:family="paragraph" style:parent-style-name="Heading_20_2">
      <style:paragraph-properties fo:margin-left="0cm" fo:margin-right="0cm" fo:text-indent="0cm" style:auto-text-indent="false" fo:padding="0cm" fo:border="none"/>
      <style:text-properties style:font-name="Calabria" fo:font-size="14pt" officeooo:paragraph-rsid="000ca9c0" style:font-size-asian="14pt" style:font-size-complex="14pt"/>
    </style:style>
    <style:style style:name="P7" style:family="paragraph" style:parent-style-name="Standard">
      <style:text-properties style:font-name="Calabria" fo:font-size="12pt" style:font-size-asian="12pt" style:font-size-complex="12pt"/>
    </style:style>
    <style:style style:name="P8" style:family="paragraph" style:parent-style-name="Standard">
      <style:text-properties style:font-name="Calabria" fo:font-size="12pt" officeooo:paragraph-rsid="000ca9c0" style:font-size-asian="12pt" style:font-size-complex="12pt"/>
    </style:style>
    <style:style style:name="P9" style:family="paragraph" style:parent-style-name="Text_20_body" style:list-style-name="L2">
      <style:paragraph-properties fo:margin-left="0cm" fo:margin-right="0cm" fo:text-indent="0cm" style:auto-text-indent="false" fo:padding="0cm" fo:border="none"/>
    </style:style>
    <style:style style:name="P10" style:family="paragraph" style:parent-style-name="Text_20_body">
      <style:paragraph-properties fo:margin-left="0cm" fo:margin-right="0cm" fo:text-indent="0cm" style:auto-text-indent="false" fo:padding="0cm" fo:border="none"/>
      <style:text-properties style:font-name="Calabria" fo:font-size="12pt" style:font-size-asian="12pt" style:font-size-complex="12pt"/>
    </style:style>
    <style:style style:name="P11" style:family="paragraph" style:parent-style-name="Text_20_body" style:list-style-name="L1">
      <style:paragraph-properties fo:margin-left="0cm" fo:margin-right="0cm" fo:text-indent="0cm" style:auto-text-indent="false" fo:padding="0cm" fo:border="none"/>
      <style:text-properties style:font-name="Calabria" fo:font-size="12pt" style:font-size-asian="12pt" style:font-size-complex="12pt"/>
    </style:style>
    <style:style style:name="P12" style:family="paragraph" style:parent-style-name="Text_20_body">
      <style:paragraph-properties fo:margin-left="0cm" fo:margin-right="0cm" fo:text-align="justify" style:justify-single-word="false" fo:text-indent="0cm" style:auto-text-indent="false" fo:padding="0cm" fo:border="none"/>
      <style:text-properties style:font-name="Calabria" fo:font-size="12pt" style:font-size-asian="12pt" style:font-size-complex="12pt"/>
    </style:style>
    <style:style style:name="P13" style:family="paragraph" style:parent-style-name="Text_20_body">
      <style:paragraph-properties fo:margin-left="0cm" fo:margin-right="0cm" fo:text-align="justify" style:justify-single-word="false" fo:text-indent="0cm" style:auto-text-indent="false" fo:padding="0cm" fo:border="none"/>
      <style:text-properties style:font-name="Calabria" fo:font-size="12pt" officeooo:paragraph-rsid="000ca9c0" style:font-size-asian="12pt" style:font-size-complex="12pt"/>
    </style:style>
    <style:style style:name="P14" style:family="paragraph" style:parent-style-name="Text_20_body" style:list-style-name="L3">
      <style:paragraph-properties fo:margin-left="0cm" fo:margin-right="0cm" fo:text-indent="0cm" style:auto-text-indent="false" fo:padding="0cm" fo:border="none"/>
      <style:text-properties style:font-name="Calabria" fo:font-size="12pt" officeooo:paragraph-rsid="000ca9c0" style:font-size-asian="12pt" style:font-size-complex="12pt"/>
    </style:style>
    <style:style style:name="P15" style:family="paragraph" style:parent-style-name="Text_20_body" style:list-style-name="L8">
      <style:paragraph-properties fo:margin-left="0cm" fo:margin-right="0cm" fo:text-indent="0cm" style:auto-text-indent="false" fo:padding="0cm" fo:border="none"/>
      <style:text-properties style:font-name="Calabria" fo:font-size="12pt" officeooo:paragraph-rsid="000ca9c0" style:font-size-asian="12pt" style:font-size-complex="12pt"/>
    </style:style>
    <style:style style:name="P16" style:family="paragraph" style:parent-style-name="Text_20_body" style:list-style-name="L9">
      <style:paragraph-properties fo:margin-left="0cm" fo:margin-right="0cm" fo:text-indent="0cm" style:auto-text-indent="false" fo:padding="0cm" fo:border="none"/>
      <style:text-properties style:font-name="Calabria" fo:font-size="12pt" officeooo:paragraph-rsid="000ca9c0" style:font-size-asian="12pt" style:font-size-complex="12pt"/>
    </style:style>
    <style:style style:name="P17" style:family="paragraph" style:parent-style-name="Text_20_body" style:list-style-name="L10">
      <style:paragraph-properties fo:margin-left="0cm" fo:margin-right="0cm" fo:text-indent="0cm" style:auto-text-indent="false" fo:padding="0cm" fo:border="none"/>
      <style:text-properties style:font-name="Calabria" fo:font-size="12pt" officeooo:paragraph-rsid="000ca9c0" style:font-size-asian="12pt" style:font-size-complex="12pt"/>
    </style:style>
    <style:style style:name="P18" style:family="paragraph" style:parent-style-name="Text_20_body" style:list-style-name="L11">
      <style:paragraph-properties fo:margin-left="0cm" fo:margin-right="0cm" fo:text-indent="0cm" style:auto-text-indent="false" fo:padding="0cm" fo:border="none"/>
      <style:text-properties style:font-name="Calabria" fo:font-size="12pt" officeooo:paragraph-rsid="000ca9c0" style:font-size-asian="12pt" style:font-size-complex="12pt"/>
    </style:style>
    <style:style style:name="P19" style:family="paragraph" style:parent-style-name="Text_20_body">
      <style:paragraph-properties fo:margin-left="0cm" fo:margin-right="0cm" fo:text-indent="0cm" style:auto-text-indent="false" fo:padding="0cm" fo:border="none"/>
      <style:text-properties style:font-name="Calabria" fo:font-size="12pt" officeooo:paragraph-rsid="000ca9c0" style:font-size-asian="12pt" style:font-size-complex="12pt"/>
    </style:style>
    <style:style style:name="P20" style:family="paragraph" style:parent-style-name="Text_20_body">
      <style:paragraph-properties fo:margin-left="0cm" fo:margin-right="0cm" fo:text-align="justify" style:justify-single-word="false" fo:text-indent="0cm" style:auto-text-indent="false" fo:padding="0cm" fo:border="none"/>
    </style:style>
    <style:style style:name="P21" style:family="paragraph" style:parent-style-name="Text_20_body">
      <style:paragraph-properties fo:margin-left="0cm" fo:margin-right="0cm" fo:text-align="justify" style:justify-single-word="false" fo:text-indent="0cm" style:auto-text-indent="false" fo:padding="0cm" fo:border="none"/>
      <style:text-properties officeooo:paragraph-rsid="000ca9c0"/>
    </style:style>
    <style:style style:name="P22" style:family="paragraph" style:parent-style-name="Text_20_body" style:list-style-name="L11">
      <style:paragraph-properties fo:margin-left="0cm" fo:margin-right="0cm" fo:text-indent="0cm" style:auto-text-indent="false" fo:padding="0cm" fo:border="none"/>
      <style:text-properties officeooo:paragraph-rsid="000ca9c0"/>
    </style:style>
    <style:style style:name="T1" style:family="text">
      <style:text-properties loext:padding="0cm" loext:border="none"/>
    </style:style>
    <style:style style:name="T2" style:family="text">
      <style:text-properties style:font-name="Calabria"/>
    </style:style>
    <style:style style:name="T3" style:family="text">
      <style:text-properties style:font-name="Calabria" loext:padding="0cm" loext:border="none"/>
    </style:style>
    <style:style style:name="T4" style:family="text">
      <style:text-properties style:font-name="Calabria" fo:font-size="12pt" style:font-size-asian="12pt" style:font-size-complex="12pt"/>
    </style:style>
    <style:style style:name="T5" style:family="text">
      <style:text-properties style:font-name="Calabria" fo:font-size="12pt" style:font-size-asian="12pt" style:font-size-complex="12pt" loext:padding="0cm" loext:border="none"/>
    </style:style>
    <style:style style:name="T6" style:family="text">
      <style:text-properties officeooo:rsid="0015fdc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Aula 5</text:h>
      <text:h text:style-name="P3" text:outline-level="2"><text:bookmark text:name="o-que--um-argumento-vlido"/>O Que é um Argumento Válido?</text:h>
      <text:p text:style-name="P20"><text:span text:style-name="T4"><text:tab/>Imaginem que a lógica é como um jogo de detetive: você tem pistas (premissas) e quer provar algo (conclusão) sem falhas. Um </text:span><text:span text:style-name="Strong_20_Emphasis"><text:span text:style-name="T5">argumento válido</text:span></text:span><text:span text:style-name="T4"> é quando, se as premissas forem verdadeiras, a conclusão </text:span><text:span text:style-name="Emphasis"><text:span text:style-name="T5">tem que</text:span></text:span><text:span text:style-name="T4"> ser verdadeira. Não importa se as premissas são reais no mundo – só se elas garantem a conclusão.</text:span></text:p>
      <text:p text:style-name="P10">Por exemplo:</text:p>
      <text:list text:style-name="L1">
        <text:list-item>
          <text:p text:style-name="P11">Premissa 1: Todos os gatos miam.</text:p>
        </text:list-item>
        <text:list-item>
          <text:p text:style-name="P11">Premissa 2: Meu pet é um gato.</text:p>
        </text:list-item>
        <text:list-item>
          <text:p text:style-name="P11">Conclusão: Meu pet mia.</text:p>
        </text:list-item>
      </text:list>
      <text:p text:style-name="P12"><text:tab/>Isso é válido porque, se as duas primeiras forem verdadeiras, a conclusão não pode ser falsa. Mas cuidado: um argumento pode ser válido e ainda assim ter premissas erradas (tipo, se dragões existem e voam, então um dragão vermelho voa – válido, mas dragões não existem!).</text:p>
      <text:h text:style-name="P4" text:outline-level="2"><text:bookmark text:name="regras-de-inferncia"/>Regras de Inferência</text:h>
      <text:p text:style-name="P12"><text:tab/>As regras de inferência são como "atalhos lógicos" para construir argumentos válidos. Elas são passos comprovados que você usa em provas formais, tipo em matemática ou programação. Vou listar as principais de forma simples, com exemplos.</text:p>
      <text:list text:style-name="L2">
        <text:list-item>
          <text:p text:style-name="P9"><text:span text:style-name="Strong_20_Emphasis"><text:span text:style-name="T5">Modus Ponens (Afirmação do Antecedente)</text:span></text:span><text:span text:style-name="T4">: Se "Se A, então B" e "A é verdade", conclua "B é verdade".<text:line-break/>Exemplo: Se chover (A), levo guarda-chuva (B). Vai chover. Logo, levo guarda-chuva.</text:span></text:p>
        </text:list-item>
        <text:list-item>
          <text:p text:style-name="P9"><text:span text:style-name="Strong_20_Emphasis"><text:span text:style-name="T5">Modus Tollens (Negação da Consequente)</text:span></text:span><text:span text:style-name="T4">: Se "Se A, então B" e "B é falsa", conclua "A é falsa".<text:line-break/>Exemplo: Se você estudou (A), passa na prova (B). Não passei (B falsa). Logo, não estudei.</text:span></text:p>
        </text:list-item>
        <text:list-item>
          <text:p text:style-name="P9"><text:span text:style-name="Strong_20_Emphasis"><text:span text:style-name="T5">Silogismo Categórico</text:span></text:span><text:span text:style-name="T4">: Todos os A são B; Todos os B são C; Logo, todos os A são C.<text:line-break/>Exemplo: Todos os humanos são mortais; Sócrates é humano; Logo, Sócrates é mortal.</text:span></text:p>
        </text:list-item>
        <text:list-item>
          <text:p text:style-name="P9"><text:soft-page-break/><text:span text:style-name="Strong_20_Emphasis"><text:span text:style-name="T5">Disjunção</text:span></text:span><text:span text:style-name="T4">: Ou A ou B; Não A; Logo, B.<text:line-break/>Exemplo: Vou ao cinema ou fico em casa. Não vou ao cinema. Logo, fico em casa.</text:span></text:p>
        </text:list-item>
      </text:list>
      <text:p text:style-name="P12"><text:tab/>Essas regras são como blocos de Lego: combine-as para provar coisas complexas sem erros.</text:p>
      <text:p text:style-name="P7"/>
      <text:h text:style-name="P2" text:outline-level="2"><text:span text:style-name="T6">Técnicas dedutivas</text:span></text:h>
      <text:h text:style-name="P5" text:outline-level="2"><text:bookmark text:name="prova-direta"/>Prova Direta</text:h>
      <text:p text:style-name="P13"><text:tab/>A prova direta é o jeito mais reto: assume as premissas e vai direto à conclusão, passo a passo, usando regras de inferência. É como seguir uma receita sem desvios.</text:p>
      <text:p text:style-name="P19">Exemplo: Prove que se <text:span text:style-name="T1">n</text:span> é par, então <text:span text:style-name="T1">n2</text:span> é par.</text:p>
      <text:list text:style-name="L3">
        <text:list-item>
          <text:p text:style-name="P14"><text:span text:style-name="T1">n</text:span> é par, então <text:span text:style-name="T1">n=2k</text:span> para algum inteiro <text:span text:style-name="T1">k</text:span>.</text:p>
        </text:list-item>
        <text:list-item>
          <text:p text:style-name="P14"><text:span text:style-name="T1">n2=(2k)2=4k2</text:span>.</text:p>
        </text:list-item>
        <text:list-item>
          <text:p text:style-name="P14"><text:span text:style-name="T1">4k2</text:span> é par (divisível por 2). Pronto!</text:p>
        </text:list-item>
      </text:list>
      <text:p text:style-name="P19"><text:tab/>Funciona quando o caminho é claro.</text:p>
      <text:h text:style-name="P6" text:outline-level="2"><text:bookmark text:name="prova-condicional"/>Prova Condicional</text:h>
      <text:p text:style-name="P13"><text:tab/>Aqui, você prova um "se-então": "Se P, então Q". Assume que P é verdade e prova Q usando isso. É como testar "o que acontece se...".</text:p>
      <text:p text:style-name="P13">Exemplo: Prove "Se <text:span text:style-name="T1">x&gt;2</text:span>, então <text:span text:style-name="T1">x2&gt;4</text:span>".</text:p>
      <text:list text:style-name="L8">
        <text:list-item>
          <text:p text:style-name="P15">Assuma <text:span text:style-name="T1">x&gt;2</text:span>.</text:p>
        </text:list-item>
        <text:list-item>
          <text:p text:style-name="P15">Multiplique por <text:span text:style-name="T1">x</text:span> (que é positivo): <text:span text:style-name="T1">x2&gt;2x</text:span>.</text:p>
        </text:list-item>
        <text:list-item>
          <text:p text:style-name="P15">Subtraia 4: <text:span text:style-name="T1">x2−4&gt;2x−4</text:span>. Como <text:span text:style-name="T1">x&gt;2</text:span>, <text:span text:style-name="T1">2x−4&gt;0</text:span>, então <text:span text:style-name="T1">x2&gt;4</text:span>. Feito!</text:p>
        </text:list-item>
      </text:list>
      <text:p text:style-name="P19"><text:tab/>Perfeito para teoremas condicionais.</text:p>
      <text:h text:style-name="P6" text:outline-level="2"><text:bookmark text:name="prova-bicondicional"/>Prova Bicondicional</text:h>
      <text:p text:style-name="P21"><text:span text:style-name="T4"><text:tab/>Um bicondicional é "P se e somente se Q" (P ↔ Q), ou seja, P implica Q </text:span><text:span text:style-name="Emphasis"><text:span text:style-name="T5">e</text:span></text:span><text:span text:style-name="T4"> Q implica P. Prove as duas direções separadamente.</text:span></text:p>
      <text:p text:style-name="P19">Exemplo: Prove que <text:span text:style-name="T1">n</text:span> é par se e somente se <text:span text:style-name="T1">n2</text:span> é par.</text:p>
      <text:list text:style-name="L9">
        <text:list-item>
          <text:p text:style-name="P16">Direção 1: Se <text:span text:style-name="T1">n</text:span> par, <text:span text:style-name="T1">n2</text:span> par (prova direta acima).</text:p>
        </text:list-item>
        <text:list-item>
          <text:p text:style-name="P16"><text:soft-page-break/>Direção 2: Se <text:span text:style-name="T1">n2</text:span> par, <text:span text:style-name="T1">n</text:span> par. Assuma <text:span text:style-name="T1">n2</text:span> par; se <text:span text:style-name="T1">n</text:span> ímpar, <text:span text:style-name="T1">n2</text:span> ímpar (contradição), logo <text:span text:style-name="T1">n</text:span> par.</text:p>
        </text:list-item>
      </text:list>
      <text:p text:style-name="P19"><text:tab/>Duas metades, uma prova completa!</text:p>
      <text:h text:style-name="P6" text:outline-level="2"><text:bookmark text:name="prova-indireta-ou-por-reduo-ao-absurdo"/>Prova Indireta ou por Redução ao Absurdo</text:h>
      <text:p text:style-name="P13"><text:tab/><text:span text:style-name="T6">A</text:span>ssume o oposto daquilo que quer provar e chega a uma contradição (algo impossível, como 1=0). Logo, o oposto é falso, e sua tese é verdadeira.</text:p>
      <text:p text:style-name="P19">Exemplo: Prove que <text:span text:style-name="T1">2</text:span> é irracional.</text:p>
      <text:list text:style-name="L10">
        <text:list-item>
          <text:p text:style-name="P17">Assuma que é racional: <text:span text:style-name="T1">2=ba</text:span> (fração mínima).</text:p>
        </text:list-item>
        <text:list-item>
          <text:p text:style-name="P17">Eleve ao quadrado: <text:span text:style-name="T1">2=b2a2</text:span>, então <text:span text:style-name="T1">a2=2b2</text:span> (a par, digamos <text:span text:style-name="T1">a=2c</text:span>).</text:p>
        </text:list-item>
        <text:list-item>
          <text:p text:style-name="P17"><text:span text:style-name="T1">4c2=2b2</text:span>, logo <text:span text:style-name="T1">b2=2c2</text:span> (b par).</text:p>
        </text:list-item>
        <text:list-item>
          <text:p text:style-name="P17">Contradição: fração não mínima! Logo, não é racional.</text:p>
        </text:list-item>
      </text:list>
      <text:p text:style-name="P19"><text:tab/>É como cavar um buraco até o fundo do mundo e ver que não dá certo.</text:p>
      <text:h text:style-name="P6" text:outline-level="2"><text:bookmark text:name="prova-indireta-de-forma-condicional"/>Prova Indireta de Forma Condicional</text:h>
      <text:p text:style-name="P21"><text:span text:style-name="T4"><text:tab/>Essa é uma variação para condicionais: para provar "Se P, então Q", assume P </text:span><text:span text:style-name="Emphasis"><text:span text:style-name="T5">e</text:span></text:span><text:span text:style-name="T4"> "não Q", e chega a contradição. É como prova indireta focada em "se".</text:span></text:p>
      <text:p text:style-name="P19">Exemplo: Prove "Se <text:span text:style-name="T1">n</text:span> é par, <text:span text:style-name="T1">n+1</text:span> é ímpar".</text:p>
      <text:list text:style-name="L11">
        <text:list-item>
          <text:p text:style-name="P22"><text:span text:style-name="T4">Assuma </text:span><text:span text:style-name="T5">n</text:span><text:span text:style-name="T4"> par </text:span><text:span text:style-name="Emphasis"><text:span text:style-name="T5">e</text:span></text:span><text:span text:style-name="T4"> </text:span><text:span text:style-name="T5">n+1</text:span><text:span text:style-name="T4"> par.</text:span></text:p>
        </text:list-item>
        <text:list-item>
          <text:p text:style-name="P18">Se <text:span text:style-name="T1">n+1</text:span> par, <text:span text:style-name="T1">n</text:span> é ímpar (contradição com "n par").<text:line-break/>Logo, se n par, n+1 não pode ser par – deve ser ímpar.</text:p>
        </text:list-item>
      </text:list>
      <text:p text:style-name="P19"><text:tab/>Útil quando a prova direta trava.</text:p>
      <text:p text:style-name="P13"/>
      <text:p text:style-name="P13"><text:tab/>Essas ferramentas são como superpoderes para resolver problemas em matemática, programação ou debates.</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bria" svg:font-family="Calabria"/>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5T16:03:25.930567750</meta:creation-date>
    <meta:print-date>2026-03-05T16:08:15.120395711</meta:print-date>
    <meta:printed-by>Arquivos PDF</meta:printed-by>
    <dc:date>2026-03-05T16:13:21.155763322</dc:date>
    <meta:editing-duration>PT5M6S</meta:editing-duration>
    <meta:editing-cycles>1</meta:editing-cycles>
    <meta:document-statistic meta:table-count="0" meta:image-count="0" meta:object-count="0" meta:page-count="3" meta:paragraph-count="51" meta:word-count="691" meta:character-count="3767" meta:non-whitespace-character-count="3130"/>
    <meta:generator>LibreOffice/24.2.7.2$Linux_X86_64 LibreOffice_project/420$Build-2</meta:generator>
  </office:meta>
</office:document-meta>
</file>